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5958in"/>
    </style:style>
    <style:style style:name="TableColumn6" style:family="table-column">
      <style:table-column-properties style:column-width="1.25in"/>
    </style:style>
    <style:style style:name="TableColumn7" style:family="table-column">
      <style:table-column-properties style:column-width="1.434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style:writing-mode="lr-tb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complex="Calibri"/>
    </style:style>
    <style:style style:name="T27" style:parent-style-name="Hyperlink" style:family="text">
      <style:text-properties style:font-name-complex="Calibri"/>
    </style:style>
    <style:style style:name="T28" style:parent-style-name="Hyperlink" style:family="text">
      <style:text-properties style:font-name-complex="Calibri"/>
    </style:style>
    <style:style style:name="TableCell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-asian="Times New Roman" style:font-name-complex="Calibri" fo:color="#000000"/>
    </style:style>
    <style:style style:name="T45" style:parent-style-name="Hyperlink" style:family="text">
      <style:text-properties style:font-name-complex="Calibri"/>
    </style:style>
    <style:style style:name="T46" style:parent-style-name="Hyperlink" style:family="text">
      <style:text-properties style:font-name-complex="Calibri"/>
    </style:style>
    <style:style style:name="T47" style:parent-style-name="Hyperlink" style:family="text">
      <style:text-properties style:font-name-complex="Calibri"/>
    </style:style>
    <style:style style:name="TableCell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6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70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8" style:parent-style-name="Normal" style:family="paragraph">
      <style:paragraph-properties fo:margin-bottom="0in" fo:line-height="100%"/>
    </style:style>
    <style:style style:name="T79" style:parent-style-name="DefaultParagraphFont" style:family="text">
      <style:text-properties style:font-name-asian="Times New Roman" style:font-name-complex="Calibri" fo:color="#000000"/>
    </style:style>
    <style:style style:name="T80" style:parent-style-name="Hyperlink" style:family="text">
      <style:text-properties style:font-name-asian="Times New Roman" style:font-name-complex="Calibri"/>
    </style:style>
    <style:style style:name="TableCell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8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-asian="Times New Roman" style:font-name-complex="Calibri" fo:color="#000000"/>
    </style:style>
    <style:style style:name="T98" style:parent-style-name="Hyperlink" style:family="text">
      <style:text-properties style:font-name-complex="Calibri"/>
    </style:style>
    <style:style style:name="TableCell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-asian="Times New Roman" style:font-name-complex="Calibri" fo:color="#000000"/>
    </style:style>
    <style:style style:name="T112" style:parent-style-name="Hyperlink" style:family="text">
      <style:text-properties style:font-name-complex="Calibri"/>
    </style:style>
    <style:style style:name="TableCell1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-asian="Times New Roman" style:font-name-complex="Calibri" fo:color="#000000"/>
    </style:style>
    <style:style style:name="T126" style:parent-style-name="Hyperlink" style:family="text">
      <style:text-properties style:font-name-complex="Calibri"/>
    </style:style>
    <style:style style:name="TableCell12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-asian="Times New Roman" style:font-name-complex="Calibri" fo:color="#000000"/>
    </style:style>
    <style:style style:name="T140" style:parent-style-name="Hyperlink" style:family="text">
      <style:text-properties style:font-name-complex="Calibri"/>
    </style:style>
    <style:style style:name="TableCell14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8" style:parent-style-name="Normal" style:family="paragraph">
      <style:paragraph-properties fo:margin-bottom="0in" fo:line-height="100%"/>
    </style:style>
    <style:style style:name="T169" style:parent-style-name="DefaultParagraphFont" style:family="text">
      <style:text-properties style:font-name-asian="Times New Roman" style:font-name-complex="Calibri" fo:color="#000000"/>
    </style:style>
    <style:style style:name="T170" style:parent-style-name="Hyperlink" style:family="text">
      <style:text-properties style:font-name-complex="Calibri"/>
    </style:style>
    <style:style style:name="TableCell1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-asian="Times New Roman" style:font-name-complex="Calibri" fo:color="#000000"/>
    </style:style>
    <style:style style:name="T184" style:parent-style-name="DefaultParagraphFont" style:family="text">
      <style:text-properties style:font-name-asian="Times New Roman" style:font-name-complex="Calibri"/>
    </style:style>
    <style:style style:name="TableCell18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1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8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-asian="Times New Roman" style:font-name-complex="Calibri" fo:color="#000000"/>
    </style:style>
    <style:style style:name="T198" style:parent-style-name="Hyperlink" style:family="text">
      <style:text-properties style:font-name-asian="Times New Roman" style:font-name-complex="Calibri"/>
    </style:style>
    <style:style style:name="TableCell1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09" style:parent-style-name="Normal" style:family="paragraph">
      <style:paragraph-properties fo:margin-bottom="0in" fo:line-height="100%"/>
    </style:style>
    <style:style style:name="T210" style:parent-style-name="DefaultParagraphFont" style:family="text">
      <style:text-properties style:font-name-asian="Times New Roman" style:font-name-complex="Calibri" fo:color="#000000"/>
    </style:style>
    <style:style style:name="T211" style:parent-style-name="DefaultParagraphFont" style:family="text">
      <style:text-properties style:font-name-asian="Times New Roman" style:font-name-complex="Calibri" fo:color="#000000"/>
    </style:style>
    <style:style style:name="T212" style:parent-style-name="DefaultParagraphFont" style:family="text">
      <style:text-properties style:font-name-asian="Times New Roman" style:font-name-complex="Calibri" fo:color="#000000"/>
    </style:style>
    <style:style style:name="T213" style:parent-style-name="Hyperlink" style:family="text">
      <style:text-properties style:font-name-asian="Times New Roman" style:font-name-complex="Calibri"/>
    </style:style>
    <style:style style:name="TableCell2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2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-asian="Times New Roman" style:font-name-complex="Calibri" fo:color="#000000"/>
    </style:style>
    <style:style style:name="T227" style:parent-style-name="Hyperlink" style:family="text">
      <style:text-properties style:font-name-complex="Calibri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6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247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4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4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55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64" style:family="table-row">
      <style:table-row-properties/>
    </style:style>
    <style:style style:name="TableCell26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-asian="Times New Roman" style:font-name-complex="Calibri" fo:color="#000000"/>
    </style:style>
    <style:style style:name="T268" style:parent-style-name="DefaultParagraphFont" style:family="text">
      <style:text-properties style:font-name-asian="Times New Roman" style:font-name-complex="Calibri" fo:color="#000000"/>
    </style:style>
    <style:style style:name="T269" style:parent-style-name="DefaultParagraphFont" style:family="text">
      <style:text-properties style:font-name-asian="Times New Roman" style:font-name-complex="Calibri" fo:color="#000000"/>
    </style:style>
    <style:style style:name="T270" style:parent-style-name="Hyperlink" style:family="text">
      <style:text-properties style:font-name-asian="Times New Roman" style:font-name-complex="Calibri"/>
    </style:style>
    <style:style style:name="TableCell2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82" style:parent-style-name="DefaultParagraphFont" style:family="text">
      <style:text-properties style:font-name-asian="Times New Roman" style:font-name-complex="Calibri" fo:color="#000000"/>
    </style:style>
    <style:style style:name="T283" style:parent-style-name="Hyperlink" style:family="text">
      <style:text-properties style:font-name-complex="Calibri"/>
    </style:style>
    <style:style style:name="TableCell28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8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2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9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5" style:parent-style-name="Normal" style:family="paragraph">
      <style:paragraph-properties fo:margin-bottom="0in" fo:line-height="100%"/>
    </style:style>
    <style:style style:name="T296" style:parent-style-name="DefaultParagraphFont" style:family="text">
      <style:text-properties style:font-name-asian="Times New Roman" style:font-name-complex="Calibri" fo:color="#000000"/>
    </style:style>
    <style:style style:name="T297" style:parent-style-name="Hyperlink" style:family="text">
      <style:text-properties style:font-name-complex="Calibri"/>
    </style:style>
    <style:style style:name="TableCell29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29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08" style:parent-style-name="Normal" style:family="paragraph">
      <style:paragraph-properties fo:margin-bottom="0in" fo:line-height="100%"/>
    </style:style>
    <style:style style:name="T309" style:parent-style-name="DefaultParagraphFont" style:family="text">
      <style:text-properties style:font-name-asian="Times New Roman" style:font-name-complex="Calibri" fo:color="#000000"/>
    </style:style>
    <style:style style:name="T310" style:parent-style-name="DefaultParagraphFont" style:family="text">
      <style:text-properties style:font-name-asian="Times New Roman" style:font-name-complex="Calibri" fo:color="#000000"/>
    </style:style>
    <style:style style:name="T311" style:parent-style-name="DefaultParagraphFont" style:family="text">
      <style:text-properties style:font-name-asian="Times New Roman" style:font-name-complex="Calibri" fo:color="#000000"/>
    </style:style>
    <style:style style:name="T312" style:parent-style-name="DefaultParagraphFont" style:family="text">
      <style:text-properties style:font-name-asian="Times New Roman" style:font-name-complex="Calibri" fo:color="#000000"/>
    </style:style>
    <style:style style:name="T313" style:parent-style-name="Hyperlink" style:family="text">
      <style:text-properties style:font-name-asian="Times New Roman" style:font-name-complex="Calibri"/>
    </style:style>
    <style:style style:name="TableCell31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1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2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2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-asian="Times New Roman" style:font-name-complex="Calibri" fo:color="#000000"/>
    </style:style>
    <style:style style:name="T327" style:parent-style-name="Hyperlink" style:family="text">
      <style:text-properties style:font-name-complex="Calibri"/>
    </style:style>
    <style:style style:name="P328" style:parent-style-name="Normal" style:family="paragraph">
      <style:paragraph-properties fo:margin-bottom="0in" fo:line-height="100%"/>
    </style:style>
    <style:style style:name="TableCell3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3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39" style:parent-style-name="Normal" style:family="paragraph">
      <style:paragraph-properties fo:margin-bottom="0in"/>
    </style:style>
    <style:style style:name="T340" style:parent-style-name="DefaultParagraphFont" style:family="text">
      <style:text-properties style:font-name-complex="Calibri" fo:color="#000000"/>
    </style:style>
    <style:style style:name="T341" style:parent-style-name="DefaultParagraphFont" style:family="text">
      <style:text-properties style:font-name-complex="Calibri" fo:color="#000000"/>
    </style:style>
    <style:style style:name="T342" style:parent-style-name="DefaultParagraphFont" style:family="text">
      <style:text-properties style:font-name-asian="Times New Roman" style:font-name-complex="Calibri" fo:color="#000000"/>
    </style:style>
    <style:style style:name="T343" style:parent-style-name="Hyperlink" style:family="text">
      <style:text-properties style:font-name-complex="Calibri"/>
    </style:style>
    <style:style style:name="P344" style:parent-style-name="Normal" style:family="paragraph">
      <style:paragraph-properties fo:margin-bottom="0in"/>
    </style:style>
    <style:style style:name="P345" style:parent-style-name="Normal" style:family="paragraph">
      <style:paragraph-properties fo:margin-bottom="0in"/>
    </style:style>
    <style:style style:name="TableCell34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6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6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6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71" style:family="table-row">
      <style:table-row-properties/>
    </style:style>
    <style:style style:name="TableCell37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37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74" style:parent-style-name="Normal" style:family="paragraph">
      <style:paragraph-properties fo:margin-bottom="0in" fo:line-height="100%"/>
    </style:style>
    <style:style style:name="T375" style:parent-style-name="DefaultParagraphFont" style:family="text">
      <style:text-properties style:font-name-asian="Times New Roman" style:font-name-complex="Calibri" fo:color="#000000"/>
    </style:style>
    <style:style style:name="T376" style:parent-style-name="Hyperlink" style:family="text">
      <style:text-properties style:font-name-complex="Calibri"/>
    </style:style>
    <style:style style:name="P377" style:parent-style-name="Normal" style:family="paragraph">
      <style:paragraph-properties fo:margin-bottom="0in" fo:line-height="100%"/>
    </style:style>
    <style:style style:name="T378" style:parent-style-name="Hyperlink" style:family="text">
      <style:text-properties style:font-name-complex="Calibri"/>
    </style:style>
    <style:style style:name="TableCell3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38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8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9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9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0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T40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40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0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Schumer,</text:span><text:span text:style-name="T23"><text:s/>1976</text:span><text:span text:style-name="T24"><text:line-break/></text:span><text:span text:style-name="T25">PMID<text:s/></text:span><text:a xlink:href="http://pubmed.gov/786190" office:target-frame-name="_top" xlink:show="replace"><text:span text:style-name="T26">7861</text:span><text:bookmark-start text:name="_Hlt508546705"/><text:bookmark-start text:name="_Hlt508546706"/><text:bookmark-start text:name="_Hlt508546980"/><text:span text:style-name="T27">9</text:span><text:bookmark-end text:name="_Hlt508546705"/><text:bookmark-end text:name="_Hlt508546706"/><text:bookmark-end text:name="_Hlt508546980"/><text:span text:style-name="T28">0</text:span></text:a></text:p>
          </table:table-cell>
          <table:table-cell table:style-name="TableCell29">
            <text:p text:style-name="P30">172 subjects with septic shock and<text:s/>positive blood cultures<text:line-break/></text:p>
          </table:table-cell>
          <table:table-cell table:style-name="TableCell31">
            <text:p text:style-name="P32">High dose, short term<text:s/>corticosteroids:</text:p>
            <text:p text:style-name="P33">• Methylprednisolone (30 mg/kg as a single intravenous bolus)</text:p>
            <text:p text:style-name="P34">- or -</text:p>
            <text:p text:style-name="P35">• Dexamethasone (3 mg/kg as a single intravenous bolus)</text:p>
          </table:table-cell>
          <table:table-cell table:style-name="TableCell36">
            <text:p text:style-name="P37"/>
          </table:table-cell>
          <table:table-cell table:style-name="TableCell38">
            <text:p text:style-name="P39">Primary:<text:line-break/>• All cause mortality<text:line-break/>Secondary:<text:line-break/>•<text:s/></text:p>
          </table:table-cell>
        </table:table-row>
        <table:table-row table:style-name="TableRow40">
          <table:table-cell table:style-name="TableCell41">
            <text:p text:style-name="P42">Sprung, 1984</text:p>
            <text:p text:style-name="P43"><text:span text:style-name="T44">PMID<text:s/></text:span><text:a xlink:href="https://pubmed.gov/6384785" office:target-frame-name="_top" xlink:show="replace"><text:span text:style-name="T45">63</text:span><text:bookmark-start text:name="_Hlt508547129"/><text:span text:style-name="T46">8</text:span><text:bookmark-end text:name="_Hlt508547129"/><text:span text:style-name="T47">4785</text:span></text:a></text:p>
          </table:table-cell>
          <table:table-cell table:style-name="TableCell48">
            <text:p text:style-name="Normal"><text:span text:style-name="T49">59 subjects with septic shock on<text:s/></text:span><text:span text:style-name="T50">vasopressors</text:span><text:span text:style-name="T51"><text:line-break/></text:span><text:span text:style-name="T52">• Age (mean)</text:span><text:span text:style-name="T53"><text:line-break/></text:span><text:span text:style-name="T54">• Lactate (mean)</text:span><text:span text:style-name="T55"><text:line-break/></text:span><text:span text:style-name="T56">Before randomization:</text:span><text:span text:style-name="T57"><text:line-break/></text:span><text:span text:style-name="T58">•<text:s/></text:span><text:span text:style-name="T59">&gt;</text:span><text:span text:style-name="T60"><text:s/>500 ml saline</text:span><text:span text:style-name="T61"><text:line-break/></text:span><text:span text:style-name="T62">•</text:span><text:span text:style-name="T63"><text:s/>93%<text:s/></text:span><text:span text:style-name="T64">vaso</text:span><text:span text:style-name="T65">pressors</text:span></text:p>
          </table:table-cell>
          <table:table-cell table:style-name="TableCell66">
            <text:p text:style-name="P67">High dose corticosteroids:</text:p>
            <text:p text:style-name="P68">• Methylprednisolone (30 mg/kg as a single intravenous bolus)</text:p>
            <text:p text:style-name="P69">- or -</text:p>
            <text:p text:style-name="P70">• Dexamethasone (3 mg/kg as a single intravenous bolus)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uce, 1998</text:p>
            <text:p text:style-name="P78"><text:span text:style-name="T79">PMID<text:s/></text:span><text:a xlink:href="https://pubmed.gov/3202402" office:target-frame-name="_top" xlink:show="replace"><text:span text:style-name="T80">3202402</text:span></text:a></text:p>
          </table:table-cell>
          <table:table-cell table:style-name="TableCell81">
            <text:p text:style-name="P82"/>
          </table:table-cell>
          <table:table-cell table:style-name="TableCell83">
            <text:p text:style-name="P84">High dose corticosteroids:</text:p>
            <text:p text:style-name="Normal"><text:span text:style-name="T85">•<text:s/></text:span><text:span text:style-name="T86">Methylprednisolone (30 mg/kg intravenous infusion every 6 hours for</text:span><text:span text:style-name="T87"><text:s/></text:span><text:span text:style-name="T88">24 hours)</text:span>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Bollaert, 1999<text:s/></text:p>
            <text:p text:style-name="P96"><text:span text:style-name="T97">PMID<text:s/></text:span><text:a xlink:href="http://pubmed.gov/9559600" office:target-frame-name="_top" xlink:show="replace"><text:span text:style-name="T98">9559600</text:span></text:a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Briegel, 1999<text:s/></text:p>
            <text:p text:style-name="P110"><text:span text:style-name="T111">PMID<text:s/></text:span><text:a xlink:href="http://pubmed.gov/10321661" office:target-frame-name="_top" xlink:show="replace"><text:span text:style-name="T112">10321661</text:span></text:a>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Chawla,<text:s/>1999<text:s/></text:p>
            <text:p text:style-name="P124"><text:span text:style-name="T125">PMID NA.<text:s/></text:span><text:a xlink:href="https://journals.lww.com/ccmjournal/Citation/1999/01001/HYDROCORTISONE_REVERSES_REFRACTORY_SEPTIC_SHOCK.22.aspx" office:target-frame-name="_top" xlink:show="replace"><text:span text:style-name="T126">Link</text:span></text:a></text:p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ext:soft-page-break/>
        <table:table-row table:style-name="TableRow135">
          <table:table-cell table:style-name="TableCell136">
            <text:p text:style-name="P137">Annane (Ger-Inf-05), 2002</text:p>
            <text:p text:style-name="P138"><text:span text:style-name="T139">PMID<text:s/></text:span><text:a xlink:href="http://pubmed.gov/12186604" office:target-frame-name="_top" xlink:show="replace"><text:span text:style-name="T140">12186604</text:span></text:a></text:p>
          </table:table-cell>
          <table:table-cell table:style-name="TableCell141">
            <text:p text:style-name="Normal"><text:span text:style-name="T142">300 subjects with<text:s/></text:span><text:span text:style-name="T143">septic shock on pressors</text:span><text:span text:style-name="T144"><text:line-break/></text:span><text:span text:style-name="T145">• Age (mean) 61</text:span><text:span text:style-name="T146"><text:line-break/></text:span><text:span text:style-name="T147">• Lactate (mean) 4.5</text:span><text:span text:style-name="T148"><text:line-break/></text:span><text:span text:style-name="T149">Before randomization:</text:span><text:span text:style-name="T150"><text:line-break/></text:span><text:span text:style-name="T151">• 32 ml/kg saline</text:span><text:span text:style-name="T152"><text:line-break/></text:span><text:span text:style-name="T153">• 4 hours of<text:s/></text:span><text:span text:style-name="T154">vaso</text:span><text:span text:style-name="T155">pressors</text:span></text:p>
          </table:table-cell>
          <table:table-cell table:style-name="TableCell156">
            <text:p text:style-name="Normal"><text:span text:style-name="T157">Hydrocortisone-plus-fludrocortisone given as 50-mg intravenous every 6 hours, and fludrocortisone 50-μg tablet through a nasogastric</text:span><text:span text:style-name="T158"><text:s/>tube once daily in the morning.<text:s/></text:span><text:span text:style-name="T159"><text:line-break/></text:span><text:span text:style-name="T160">• Duration was 7 days without tapering.</text:span></text:p>
          </table:table-cell>
          <table:table-cell table:style-name="TableCell161">
            <text:p text:style-name="Normal"><text:span text:style-name="T162">Placebo</text:span></text:p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Oppert, 2005</text:p>
            <text:p text:style-name="P168"><text:span text:style-name="T169">PMID<text:s/></text:span><text:a xlink:href="http://pubmed.gov/16276166" office:target-frame-name="_top" xlink:show="replace"><text:span text:style-name="T170">16276166</text:span></text:a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Tandan, 2005</text:p>
            <text:p text:style-name="P182"><text:span text:style-name="T183">PMID<text:s/></text:span><text:span text:style-name="T184">NA</text:span></text:p>
          </table:table-cell>
          <table:table-cell table:style-name="TableCell185">
            <text:p text:style-name="Normal"><text:span text:style-name="T186">Septic shock and adrenal insufficiency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Rinaldi, 2006</text:p>
            <text:p text:style-name="P196"><text:span text:style-name="T197">PMID<text:s/></text:span><text:a xlink:href="https://pubmed.gov/16850006" office:target-frame-name="_top" xlink:show="replace"><text:span text:style-name="T198">16850006</text:span></text:a>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<text:span text:style-name="T210">Cicarelli, 2007</text:span><text:span text:style-name="T211"><text:line-break/></text:span><text:span text:style-name="T212">PMID<text:s/></text:span><text:a xlink:href="https://pubmed.gov/17992396" office:target-frame-name="_top" xlink:show="replace"><text:span text:style-name="T213">17992396</text:span></text:a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Sprung (CORTICUS), 2008</text:p>
            <text:p text:style-name="P225"><text:span text:style-name="T226">PMID<text:s/></text:span><text:a xlink:href="http://pubmed.gov/18184957" office:target-frame-name="_top" xlink:show="replace"><text:span text:style-name="T227">18184957</text:span></text:a></text:p>
            <text:p text:style-name="P228"><text:a xlink:href="https://clinicaltrials.gov/ct2/show/NCT00147004" office:target-frame-name="_top" xlink:show="replace"><text:span text:style-name="Hyperlink">NCT00147004</text:span></text:a></text:p>
          </table:table-cell>
          <table:table-cell table:style-name="TableCell229">
            <text:p text:style-name="Normal"><text:span text:style-name="T230">499 subjects with septic shock on<text:s/></text:span><text:span text:style-name="T231">vaso</text:span><text:span text:style-name="T232">pressors</text:span><text:span text:style-name="T233"><text:line-break/></text:span><text:span text:style-name="T234">• Age (mean) 63</text:span><text:span text:style-name="T235"><text:line-break/></text:span><text:span text:style-name="T236">• Lactate (mean) 4.0</text:span><text:span text:style-name="T237"><text:line-break/></text:span><text:span text:style-name="T238">Before randomization:</text:span><text:span text:style-name="T239"><text:line-break/></text:span><text:span text:style-name="T240">• Fluids ‘adequate’ but amount not reported</text:span><text:span text:style-name="T241"><text:line-break/></text:span><text:span text:style-name="T242">• All on<text:s/></text:span><text:span text:style-name="T243">vaso</text:span><text:span text:style-name="T244">pressors, duration unknown</text:span></text:p>
          </table:table-cell>
          <table:table-cell table:style-name="TableCell245">
            <text:p text:style-name="P246">50-mg every 6 hours for 5 days, then tapered until stopped on day 11.</text:p>
            <text:p text:style-name="P247">• Duration was 11 days with a taper starting on day 6.</text:p>
          </table:table-cell>
          <table:table-cell table:style-name="TableCell248">
            <text:p text:style-name="P249">Placebo</text:p>
          </table:table-cell>
          <table:table-cell table:style-name="TableCell250">
            <text:p text:style-name="P251"/>
          </table:table-cell>
        </table:table-row>
        <table:table-row table:style-name="TableRow252">
          <table:table-cell table:style-name="TableCell253">
            <text:p text:style-name="P254">Hu, 2009</text:p>
            <text:p text:style-name="P255">PMID NA<text:tab/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<text:span text:style-name="T267">Meduri, 2009</text:span><text:span text:style-name="T268"><text:line-break/></text:span><text:span text:style-name="T269">PMID<text:s/></text:span><text:a xlink:href="https://pubmed.gov/17426195" office:target-frame-name="_top" xlink:show="replace"><text:span text:style-name="T270">17426195</text:span></text:a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Arabi, 2010</text:p>
            <text:soft-page-break/>
            <text:p text:style-name="Normal"><text:span text:style-name="T282">PMID<text:s/></text:span><text:a xlink:href="http://pubmed.gov/21059778" office:target-frame-name="_top" xlink:show="replace"><text:span text:style-name="T283">21059778</text:span></text:a></text:p>
            <text:p text:style-name="Normal"><text:a xlink:href="http://www.isrctn.com/ISRCTN99675218" office:target-frame-name="_top" xlink:show="replace"><text:span text:style-name="Hyperlink">ISRCTN</text:span><text:bookmark-start text:name="_Hlt508745558"/><text:span text:style-name="Hyperlink">9</text:span><text:bookmark-end text:name="_Hlt508745558"/><text:span text:style-name="Hyperlink">9675218</text:span></text:a></text:p>
          </table:table-cell>
          <table:table-cell table:style-name="TableCell284">
            <text:p text:style-name="Normal"><text:span text:style-name="T285">Septic shock and cirrhosis</text:span></text:p>
          </table:table-cell>
          <table:table-cell table:style-name="TableCell286">
            <text:p text:style-name="P287"/>
          </table:table-cell>
          <table:table-cell table:style-name="TableCell288">
            <text:p text:style-name="Normal"><text:span text:style-name="T289">Placebo</text:span></text:p>
          </table:table-cell>
          <table:table-cell table:style-name="TableCell290">
            <text:p text:style-name="P291"/>
          </table:table-cell>
        </table:table-row>
        <table:table-row table:style-name="TableRow292">
          <table:table-cell table:style-name="TableCell293">
            <text:p text:style-name="P294">Gordon, 2014</text:p>
            <text:p text:style-name="P295"><text:span text:style-name="T296">PMID<text:s/></text:span><text:a xlink:href="http://pubmed.gov/24557425" office:target-frame-name="_top" xlink:show="replace"><text:span text:style-name="T297">24557425</text:span></text:a>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>
            <text:p text:style-name="P308"><text:span text:style-name="T309">Key (HYPRESS), 2016</text:span><text:span text:style-name="T310"><text:line-break/></text:span><text:span text:style-name="T311">PMID</text:span><text:span text:style-name="T312"><text:s/></text:span><text:a xlink:href="https://pubmed.gov/27695824" office:target-frame-name="_top" xlink:show="replace"><text:span text:style-name="T313">27695824</text:span></text:a></text:p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</table:table-row>
        <table:table-row table:style-name="TableRow322">
          <table:table-cell table:style-name="TableCell323">
            <text:p text:style-name="P324">Lv, 2017</text:p>
            <text:p text:style-name="P325"><text:span text:style-name="T326">PMID<text:s/></text:span><text:a xlink:href="http://pubmed.gov/28615145" office:target-frame-name="_top" xlink:show="replace"><text:span text:style-name="T327">28615145</text:span></text:a></text:p>
            <text:p text:style-name="P328"><text:a xlink:href="https://clinicaltrials.gov/ct2/show/NCT02580240" office:target-frame-name="_top" xlink:show="replace"><text:span text:style-name="Hyperlink">NCT025</text:span><text:bookmark-start text:name="_Hlt508745379"/><text:span text:style-name="Hyperlink">8</text:span><text:bookmark-end text:name="_Hlt508745379"/><text:span text:style-name="Hyperlink">0240</text:span></text:a></text:p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<text:span text:style-name="T340">Ventatesh (ADRENAL), 2018</text:span><text:span text:style-name="T341"><text:line-break/></text:span><text:span text:style-name="T342">PMID<text:s/></text:span><text:a xlink:href="http://pubmed.gov/29347874" office:target-frame-name="_top" xlink:show="replace"><text:span text:style-name="T343">29347874</text:span></text:a></text:p>
            <text:p text:style-name="P344">NCT01448109</text:p>
            <text:p text:style-name="P345"><text:a xlink:href="https://clinicaltrials.gov/ct2/show/NCT01448109" office:target-frame-name="_top" xlink:show="replace"><text:span text:style-name="Hyperlink">NCT01448109</text:span></text:a></text:p>
          </table:table-cell>
          <table:table-cell table:style-name="TableCell346">
            <text:p text:style-name="Normal"><text:span text:style-name="T347">3711 subjects with septic shock on<text:s/></text:span><text:span text:style-name="T348">vaso</text:span><text:span text:style-name="T349">pressors enrolled March 2013 through April 2017,</text:span><text:span text:style-name="T350"><text:line-break/></text:span><text:span text:style-name="T351">• Age (mean) 63</text:span><text:span text:style-name="T352"><text:line-break/></text:span><text:span text:style-name="T353">• Lactate (mean) 3.9</text:span><text:span text:style-name="T354"><text:line-break/></text:span><text:span text:style-name="T355">Before randomization:</text:span><text:span text:style-name="T356"><text:line-break/></text:span><text:span text:style-name="T357">• Fluids amount not reported</text:span><text:span text:style-name="T358"><text:line-break/></text:span><text:span text:style-name="T359">• All on<text:s/></text:span><text:span text:style-name="T360">vasopressors<text:s/></text:span><text:span text:style-name="T361">for at least 4 hours</text:span></text:p>
          </table:table-cell>
          <table:table-cell table:style-name="TableCell362">
            <text:p text:style-name="Normal"><text:span text:style-name="T363">200 mg of hydrocortisone by continuous intravenous infusion over a period of 24<text:s/></text:span><text:span text:style-name="T364">hours</text:span><text:span text:style-name="T365"><text:line-break/></text:span><text:span text:style-name="T366">• Duration was a maximum of 7 days without tapering.</text:span></text:p>
          </table:table-cell>
          <table:table-cell table:style-name="TableCell367">
            <text:p text:style-name="Normal"><text:span text:style-name="T368">Placebo</text:span></text:p>
          </table:table-cell>
          <table:table-cell table:style-name="TableCell369">
            <text:p text:style-name="P370"/>
          </table:table-cell>
        </table:table-row>
        <table:table-row table:style-name="TableRow371">
          <table:table-cell table:style-name="TableCell372">
            <text:p text:style-name="P373"><text:bookmark-start text:name="_Hlk509952476"/>Annane (APROCCHSS),<text:s/><text:bookmark-end text:name="_Hlk509952476"/>2018</text:p>
            <text:p text:style-name="P374"><text:span text:style-name="T375">PMID<text:s/></text:span><text:a xlink:href="http://pubmed.gov/29490185" office:target-frame-name="_top" xlink:show="replace"><text:span text:style-name="T376">29490185</text:span></text:a></text:p>
            <text:p text:style-name="P377"><text:a xlink:href="https://clinicaltrials.gov/ct2/show/NCT00625209" office:target-frame-name="_top" xlink:show="replace"><text:span text:style-name="T378">NCT00625209</text:span></text:a></text:p>
          </table:table-cell>
          <table:table-cell table:style-name="TableCell379">
            <text:p text:style-name="Normal"><text:span text:style-name="T380">1241 subjects with septic shock on<text:s/></text:span><text:span text:style-name="T381">vaso</text:span><text:span text:style-name="T382">pressors enrolled September, 2008, and June, 2015</text:span><text:span text:style-name="T383"><text:line-break/></text:span><text:span text:style-name="T384">• Age (mean) 66</text:span><text:span text:style-name="T385"><text:line-break/></text:span><text:span text:style-name="T386">•<text:s/></text:span><text:span text:style-name="T387">Lactate (mean) 4.4</text:span><text:span text:style-name="T388"><text:line-break/></text:span><text:span text:style-name="T389">Before randomization:</text:span><text:span text:style-name="T390"><text:line-break/></text:span><text:span text:style-name="T391">• Fluids given prior to steroids n 51% with mean of<text:s/></text:span><text:bookmark-start text:name="_Hlk509952506"/><text:span text:style-name="T392">1641<text:s/></text:span><text:bookmark-end text:name="_Hlk509952506"/><text:span text:style-name="T393">ml and 753 ml<text:s/></text:span><text:soft-page-break/><text:span text:style-name="T394">colloids</text:span><text:span text:style-name="T395"><text:line-break/></text:span><text:span text:style-name="T396">• All on<text:s/></text:span><text:span text:style-name="T397">vaso</text:span><text:span text:style-name="T398">pressors for at least 6 hours</text:span></text:p>
          </table:table-cell>
          <table:table-cell table:style-name="TableCell399">
            <text:p text:style-name="Normal"><text:span text:style-name="T400">Hydrocortisone-plus-fludrocortisone given as 50-mg intravenous every 6 hours, and fludrocortison</text:span><text:span text:style-name="T401">e 50-μg tablet through a nasogastric tube once daily in the morning.<text:s/></text:span><text:span text:style-name="T402"><text:line-break/></text:span><text:span text:style-name="T403">• Duration was 7 days without tapering.</text:span></text:p>
          </table:table-cell>
          <table:table-cell table:style-name="TableCell404">
            <text:p text:style-name="Normal"><text:span text:style-name="T405">Placebo</text:span></text:p>
          </table:table-cell>
          <table:table-cell table:style-name="TableCell406">
            <text:p text:style-name="P40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28T03:47:00Z</dc:date>
    <meta:template xlink:href="Normal.dotm" xlink:type="simple"/>
    <meta:editing-cycles>40</meta:editing-cycles>
    <meta:editing-duration>PT6240S</meta:editing-duration>
    <meta:document-statistic meta:page-count="4" meta:paragraph-count="8" meta:word-count="638" meta:character-count="4268" meta:row-count="30" meta:non-whitespace-character-count="3638"/>
  </office:meta>
</office:document-meta>
</file>